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Mangal1" svg:font-family="Mangal"/>
    <style:font-face style:name="Times New Roman1" svg:font-family="'Times New Roman'"/>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2" style:family="paragraph" style:parent-style-name="Text_20_body">
      <style:text-properties fo:font-weight="normal"/>
    </style:style>
    <style:style style:name="P3" style:family="paragraph" style:parent-style-name="Text_20_body">
      <style:paragraph-properties fo:margin-top="0cm" fo:margin-bottom="0cm" fo:line-height="114%"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4" style:family="paragraph" style:parent-style-name="Text_20_body">
      <style:paragraph-properties fo:margin-top="0cm" fo:margin-bottom="0cm" fo:line-height="100%"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5" style:family="paragraph" style:parent-style-name="Text_20_body">
      <style:paragraph-properties fo:margin-top="0cm" fo:margin-bottom="0cm" fo:line-height="100%" fo:text-align="justify" style:justify-single-word="false"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6" style:family="paragraph" style:parent-style-name="Text_20_body">
      <style:paragraph-properties fo:margin-top="0cm" fo:margin-bottom="0cm" fo:line-height="100%" fo:text-align="justify" style:justify-single-word="false" style:writing-mode="lr-tb"/>
      <style:text-properties fo:font-variant="normal" fo:text-transform="none" fo:color="#000000" style:text-line-through-style="none" style:font-name="Arial1" fo:font-size="15pt" fo:font-style="normal" style:text-underline-style="none" fo:font-weight="bold" style:text-blinking="false" fo:background-color="transparent"/>
    </style:style>
    <style:style style:name="P7" style:family="paragraph" style:parent-style-name="Text_20_body">
      <style:paragraph-properties fo:margin-top="0cm" fo:margin-bottom="0cm" fo:line-height="114%"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8" style:family="paragraph" style:parent-style-name="Text_20_body">
      <style:paragraph-properties fo:margin-top="0cm" fo:margin-bottom="0cm" fo:line-height="100%" style:writing-mode="lr-tb"/>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9" style:family="paragraph" style:parent-style-name="Text_20_body">
      <style:paragraph-properties fo:margin-top="0cm" fo:margin-bottom="0cm" fo:line-height="100%" style:writing-mode="lr-tb"/>
      <style:text-properties fo:font-variant="normal" fo:text-transform="none" fo:color="#000000" style:text-line-through-style="none" style:font-name="Times New Roman1" fo:font-size="12pt" fo:font-style="normal" style:text-underline-style="none" fo:font-weight="bold" style:text-blinking="false" fo:background-color="transparent"/>
    </style:style>
    <style:style style:name="P10" style:family="paragraph" style:parent-style-name="Text_20_body">
      <style:paragraph-properties fo:margin-top="0cm" fo:margin-bottom="0cm" fo:line-height="100%" fo:text-align="justify" style:justify-single-word="false" style:writing-mode="lr-tb"/>
      <style:text-properties fo:font-variant="normal" fo:text-transform="none" fo:color="#000000" style:text-line-through-style="none" style:font-name="Times New Roman1" fo:font-size="12pt" fo:font-style="normal" style:text-underline-style="none" fo:font-weight="bold" style:text-blinking="false" fo:background-color="transparent"/>
    </style:style>
    <style:style style:name="P11" style:family="paragraph" style:parent-style-name="Text_20_body">
      <style:paragraph-properties fo:margin-top="0cm" fo:margin-bottom="0cm" fo:line-height="100%" style:writing-mode="lr-tb"/>
      <style:text-properties fo:font-variant="normal" fo:text-transform="none" fo:color="#000000" style:text-line-through-style="none" style:font-name="Times New Roman1" fo:font-size="15.75pt" fo:font-style="normal" style:text-underline-style="none" fo:font-weight="bold" style:text-blinking="false" fo:background-color="transparent"/>
    </style:style>
    <style:style style:name="P12" style:family="paragraph" style:parent-style-name="Text_20_body">
      <style:paragraph-properties fo:margin-top="0cm" fo:margin-bottom="0cm" fo:line-height="100%" fo:text-align="justify" style:justify-single-word="false" style:writing-mode="lr-tb"/>
      <style:text-properties fo:font-variant="normal" fo:text-transform="none" fo:color="#000000" style:text-line-through-style="none" style:font-name="Times New Roman1" fo:font-size="15.75pt" fo:font-style="normal" style:text-underline-style="none" fo:font-weight="bold" style:text-blinking="false" fo:background-color="transparent"/>
    </style:style>
    <style:style style:name="P13" style:family="paragraph" style:parent-style-name="Text_20_body">
      <style:paragraph-properties fo:margin-top="0cm" fo:margin-bottom="0cm" fo:line-height="100%" style:writing-mode="lr-tb"/>
      <style:text-properties fo:font-variant="normal" fo:text-transform="none" fo:color="#000000" style:text-line-through-style="none" style:font-name="Times New Roman1" fo:font-size="15pt" fo:font-style="normal" style:text-underline-style="none" fo:font-weight="bold" style:text-blinking="false" fo:background-color="transparent"/>
    </style:style>
    <style:style style:name="P14" style:family="paragraph" style:parent-style-name="Text_20_body">
      <style:paragraph-properties fo:margin-top="0cm" fo:margin-bottom="0cm" fo:line-height="100%" fo:text-align="justify" style:justify-single-word="false" style:writing-mode="lr-tb"/>
      <style:text-properties fo:font-variant="normal" fo:text-transform="none" fo:color="#000000" style:text-line-through-style="none" style:font-name="Times New Roman1" fo:font-size="15pt" fo:font-style="normal" style:text-underline-style="none" fo:font-weight="bold" style:text-blinking="false" fo:background-color="transparent"/>
    </style:style>
    <style:style style:name="P15" style:family="paragraph" style:parent-style-name="Text_20_body">
      <style:paragraph-properties fo:margin-top="0cm" fo:margin-bottom="0cm" fo:line-height="100%" style:writing-mode="lr-tb"/>
      <style:text-properties fo:font-variant="normal" fo:text-transform="none" fo:color="#000000" style:text-line-through-style="none" style:font-name="Times New Roman1" fo:font-size="14.25pt" fo:font-style="normal" style:text-underline-style="none" fo:font-weight="bold" style:text-blinking="false" fo:background-color="transparent"/>
    </style:style>
    <style:style style:name="P16" style:family="paragraph" style:parent-style-name="Text_20_body">
      <style:paragraph-properties fo:margin-top="0cm" fo:margin-bottom="0cm" fo:line-height="100%" style:writing-mode="lr-tb"/>
      <style:text-properties fo:font-variant="normal" fo:text-transform="none" fo:color="#000000" style:text-line-through-style="none" style:text-underline-style="none" style:text-blinking="false" fo:background-color="transparent"/>
    </style:style>
    <style:style style:name="P17" style:family="paragraph" style:parent-style-name="Text_20_body">
      <style:paragraph-properties fo:margin-top="0cm" fo:margin-bottom="0cm" fo:line-height="100%" fo:text-align="justify" style:justify-single-word="false" style:writing-mode="lr-tb"/>
      <style:text-properties fo:font-variant="normal" fo:text-transform="none" fo:color="#000000" style:text-line-through-style="none" style:text-underline-style="none" style:text-blinking="false" fo:background-color="transparent"/>
    </style:style>
    <style:style style:name="P18" style:family="paragraph" style:parent-style-name="Text_20_body">
      <style:paragraph-properties fo:margin-top="0cm" fo:margin-bottom="0cm" fo:line-height="100%" style:writing-mode="lr-tb"/>
      <style:text-properties fo:font-variant="normal" fo:text-transform="none" fo:color="#000000" style:font-name="Arial1" fo:font-size="11.25pt" fo:font-style="normal" style:text-underline-style="solid" style:text-underline-width="auto" style:text-underline-color="font-color" fo:font-weight="bold" fo:background-color="transparent"/>
    </style:style>
    <style:style style:name="P19" style:family="paragraph" style:parent-style-name="Text_20_body">
      <style:paragraph-properties fo:margin-top="0cm" fo:margin-bottom="0cm" fo:line-height="114%" style:writing-mode="lr-tb"/>
      <style:text-properties fo:font-variant="normal" fo:text-transform="none" fo:color="#6fa8dc" style:text-line-through-style="none" style:font-name="Arial1" fo:font-size="24pt" fo:font-style="italic" style:text-underline-style="none" fo:font-weight="bold" style:text-blinking="false" fo:background-color="transparent"/>
    </style:style>
    <style:style style:name="P20" style:family="paragraph" style:parent-style-name="Text_20_body">
      <style:paragraph-properties fo:margin-top="0cm" fo:margin-bottom="0cm" fo:line-height="100%" style:writing-mode="lr-tb"/>
      <style:text-properties fo:font-variant="normal" fo:text-transform="none" fo:color="#548dd4" style:text-line-through-style="none" style:font-name="Times New Roman1" fo:font-size="20.25pt" fo:font-style="normal" style:text-underline-style="none" fo:font-weight="bold" style:text-blinking="false" fo:background-color="transparent"/>
    </style:style>
    <style:style style:name="P21" style:family="paragraph" style:parent-style-name="Text_20_body">
      <style:paragraph-properties fo:margin-top="0cm" fo:margin-bottom="0cm" fo:line-height="100%" style:writing-mode="lr-tb"/>
      <style:text-properties fo:font-variant="normal" fo:text-transform="none" fo:color="#548dd4" style:text-line-through-style="none" style:font-name="Arial1" fo:font-size="20.25pt" fo:font-style="italic" style:text-underline-style="none" fo:font-weight="bold" style:text-blinking="false" fo:background-color="transparent"/>
    </style:style>
    <style:style style:name="P22" style:family="paragraph" style:parent-style-name="Text_20_body">
      <style:paragraph-properties fo:margin-top="0cm" fo:margin-bottom="0cm" fo:line-height="100%" style:writing-mode="lr-tb"/>
      <style:text-properties fo:font-variant="normal" fo:text-transform="none" fo:color="#548dd4" style:text-line-through-style="none" style:font-name="Arial1" fo:font-size="20.25pt" fo:font-style="normal" style:text-underline-style="none" fo:font-weight="bold" style:text-blinking="false" fo:background-color="transparent"/>
    </style:style>
    <style:style style:name="P23" style:family="paragraph" style:parent-style-name="Text_20_body">
      <style:paragraph-properties fo:margin-top="0cm" fo:margin-bottom="0cm" fo:line-height="114%" style:writing-mode="lr-tb"/>
      <style:text-properties fo:font-variant="normal" fo:text-transform="none" fo:color="#6d9eeb" style:text-line-through-style="none" style:font-name="Times New Roman1" fo:font-size="20.25pt" fo:font-style="normal" style:text-underline-style="none" fo:font-weight="bold" style:text-blinking="false" fo:background-color="transparent"/>
    </style:style>
    <style:style style:name="P24" style:family="paragraph" style:parent-style-name="Text_20_body">
      <style:paragraph-properties fo:margin-top="0cm" fo:margin-bottom="0cm" fo:line-height="100%" style:writing-mode="lr-tb"/>
      <style:text-properties fo:font-weight="normal"/>
    </style:style>
    <style:style style:name="P25" style:family="paragraph" style:parent-style-name="Text_20_body">
      <style:paragraph-properties fo:margin-left="0cm" fo:margin-right="0cm" fo:margin-top="0cm" fo:margin-bottom="0cm" fo:line-height="100%" fo:text-indent="1.27cm" style:auto-text-indent="false" style:writing-mode="lr-tb"/>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26" style:family="paragraph" style:parent-style-name="Text_20_body">
      <style:paragraph-properties fo:margin-left="0cm" fo:margin-right="0cm" fo:margin-top="0cm" fo:margin-bottom="0cm" fo:line-height="100%" fo:text-align="justify" style:justify-single-word="false" fo:text-indent="1.27cm" style:auto-text-indent="false" style:writing-mode="lr-tb"/>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27" style:family="paragraph" style:parent-style-name="Text_20_body">
      <style:paragraph-properties fo:margin-left="0cm" fo:margin-right="0cm" fo:margin-top="0cm" fo:margin-bottom="0cm" fo:line-height="100%" fo:text-indent="1.27cm" style:auto-text-indent="false" style:writing-mode="lr-tb"/>
      <style:text-properties fo:font-variant="normal" fo:text-transform="none" fo:color="#000000" style:text-line-through-style="none" style:font-name="Times New Roman1" fo:font-size="15.75pt" fo:font-style="normal" style:text-underline-style="none" fo:font-weight="bold" style:text-blinking="false" fo:background-color="transparent"/>
    </style:style>
    <style:style style:name="P28" style:family="paragraph" style:parent-style-name="Text_20_body">
      <style:paragraph-properties fo:margin-left="1.27cm" fo:margin-right="0cm" fo:margin-top="0cm" fo:margin-bottom="0cm" fo:line-height="100%" fo:text-indent="1.27cm" style:auto-text-indent="false" style:writing-mode="lr-tb"/>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29" style:family="paragraph" style:parent-style-name="Text_20_body">
      <style:paragraph-properties fo:margin-left="1.27cm" fo:margin-right="0cm" fo:margin-top="0cm" fo:margin-bottom="0cm" fo:line-height="100%" fo:text-indent="0cm" style:auto-text-indent="false" style:writing-mode="lr-tb"/>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30" style:family="paragraph" style:parent-style-name="Text_20_body" style:list-style-name="">
      <style:paragraph-properties fo:margin-left="0cm" fo:margin-right="0cm" fo:text-align="start" style:justify-single-word="false" fo:text-indent="0cm" style:auto-text-indent="false" style:text-autospace="none"/>
      <style:text-properties fo:font-variant="normal" fo:text-transform="none" fo:color="#000000" style:text-line-through-style="none" style:font-name="Arial1" fo:font-size="30pt" fo:font-style="normal" style:text-underline-style="none" fo:font-weight="normal" style:text-blinking="false" fo:background-color="transparent"/>
    </style:style>
    <style:style style:name="T1" style:family="text">
      <style:text-properties fo:color="#000000"/>
    </style:style>
    <style:style style:name="T2" style:family="text">
      <style:text-properties fo:color="#000000" style:font-name="Consolas" fo:font-size="10pt" style:font-name-asian="Consolas" style:font-size-asian="10pt" style:font-name-complex="Consolas" style:font-size-complex="10pt"/>
    </style:style>
    <style:style style:name="T3" style:family="text">
      <style:text-properties fo:color="#3f7f5f"/>
    </style:style>
    <style:style style:name="T4" style:family="text">
      <style:text-properties fo:color="#3f7f5f" style:text-underline-style="solid" style:text-underline-width="auto" style:text-underline-color="font-color"/>
    </style:style>
    <style:style style:name="T5" style:family="text">
      <style:text-properties fo:color="#3f7f5f" style:font-name="Consolas" fo:font-size="10pt" style:font-name-asian="Consolas" style:font-size-asian="10pt" style:font-name-complex="Consolas" style:font-size-complex="10pt"/>
    </style:style>
    <style:style style:name="T6" style:family="text">
      <style:text-properties fo:font-variant="normal" fo:text-transform="none" fo:color="#000000" style:text-line-through-style="none" style:font-name="Arial1" fo:font-size="11.25pt" fo:font-style="normal" style:text-underline-style="none" fo:font-weight="bold" style:text-blinking="false" fo:background-color="transparent"/>
    </style:style>
    <style:style style:name="T7" style:family="text">
      <style:text-properties fo:font-variant="normal" fo:text-transform="none" fo:color="#000000" style:text-line-through-style="none" style:font-name="Arial1" fo:font-size="12pt" fo:font-style="normal" style:text-underline-style="none" style:text-blinking="false" fo:background-color="transparent"/>
    </style:style>
    <style:style style:name="T8" style:family="text">
      <style:text-properties fo:font-variant="normal" fo:text-transform="none" fo:color="#000000" style:text-line-through-style="none" style:font-name="Arial1" fo:font-size="12pt" fo:font-style="italic" style:text-underline-style="none" style:text-blinking="false" fo:background-color="transparent"/>
    </style:style>
    <style:style style:name="T9" style:family="text">
      <style:text-properties fo:font-variant="normal" fo:text-transform="none" fo:color="#000000" style:text-line-through-style="none" style:text-underline-style="none" style:text-blinking="false" fo:background-color="transparent"/>
    </style:style>
    <style:style style:name="T10" style:family="text">
      <style:text-properties style:font-name="Arial1" fo:font-size="12pt" fo:font-style="normal"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bookmark text:name="docs-internal-guid-c951088c-6339-02e3-f504-39b01af0017e"/><text:span text:style-name="T5">Danger: Overhead Power Lines</text:span></text:p>
      <text:p text:style-name="Text_20_body"/>
      <text:p text:style-name="P19">OVERVIEW</text:p>
      <text:p text:style-name="P3">Story: Nate</text:p>
      <text:p text:style-name="P3">Function Specification: Jon, Shane</text:p>
      <text:p text:style-name="P3">Technical Specification: Mike</text:p>
      <text:p text:style-name="P3">Art &amp; Animation: Nate, Shane</text:p>
      <text:p text:style-name="P3">Audio: Mike</text:p>
      <text:p text:style-name="P2"><text:line-break/><text:line-break/><text:line-break/><text:line-break/><text:line-break/><text:line-break/><text:line-break/></text:p>
      <text:p text:style-name="P20">1. Story</text:p>
      <text:p text:style-name="P8">-</text:p>
      <text:p text:style-name="P11">1.1 “Danger: Overhead Power Lines” - Plot</text:p>
      <text:p text:style-name="P4">The plot of the game is very simple. Rob’s cat needs a bath, and when Rob attempts to put the smelly cat into the bath, the cat jumps out the bathroom window and onto a power pole that is next to the house. Rob runs outside to see the smelly cat climbing up the pole and into danger.</text:p>
      <text:p text:style-name="Text_20_body"/>
      <text:p text:style-name="P4">Rob bravely begins climbing the power pole to try and rescue the dumb, smelly cat.</text:p>
      <text:p text:style-name="Text_20_body"/>
      <text:p text:style-name="P4">As Rob climbs the power lines higher and higher into the sky, he will encounter poop-bombing pigeons, frayed power lines, malfunctioning power transformers, and a very, very poorly designed power grid system!</text:p>
      <text:p text:style-name="Text_20_body"/>
      <text:p text:style-name="P4">There is no proper ending to this story since the game will be an infinite climb up the power lines. Rob can never catch and rescue the dumb smelly cat, but he’ll try… and try… and try… and… you get the picture.</text:p>
      <text:p text:style-name="Text_20_body"/>
      <text:p text:style-name="P11">1.2 Story progression obtained through scenery</text:p>
      <text:p text:style-name="P4">At the beginning of the game, the cat runs up the power pole. Rob then climbs up to the first power line where he can see the cat sitting on the line above. The cat climbs one power line higher each time Rob comes close to catching him by reaching the same power line. This prompts Rob to keep climbing higher.</text:p>
      <text:p text:style-name="Text_20_body"/>
      <text:p text:style-name="P4">At the lowest power lines the background scenery will show that Rob is not yet very high off the ground. As Rob climbs higher, more and more clouds crossing horizontally begin to <text:soft-page-break/>appear indicating that Rob is now much higher off the ground.</text:p>
      <text:p text:style-name="Text_20_body"/>
      <text:p text:style-name="P4">When Rob dies, his shoes fall off his feet and hang on the power line. ( no animation to indicate this, just the shoes hanging on that line once Rob reaches that power line again)</text:p>
      <text:p text:style-name="Text_20_body"/>
      <text:p text:style-name="P4">If Rob is able to climb 20 power lines high, a parasol will be hanging on the power line. Rob can move over the parasol on the power line in order to collect it. If Rob breaks the power line he is standing on by pulling it down too hard, the parasol will automatically deploy and Rob will float safely down to the power line below.</text:p>
      <text:p text:style-name="Text_20_body"/>
      <text:p text:style-name="P11">1.3 Story information obtained through audio</text:p>
      <text:p text:style-name="P4">When Rob is standing on a power line that is attached to a transformer, a low buzzing sound will indicate the danger of standing on that power line. If Rob stands on that line too long, the transformer will discharge into the power line and electrocute Rob.</text:p>
      <text:p text:style-name="Text_20_body"/>
      <text:p text:style-name="P21">2. FUNCTION SPECIFICATIONS</text:p>
      <text:p text:style-name="P6">2.1 Core Game play</text:p>
      <text:p text:style-name="Text_20_body"/>
      <text:p text:style-name="P5">Rob will be stationary in the middle of the screen for the entire game, with all the scenery and obstacles moving around them to give the illusion of player movement.</text:p>
      <text:p text:style-name="P5">Rob will be able to use two arrow buttons on screen to “move” the character left or right to position himself for a jump up to the next power line.</text:p>
      <text:p text:style-name="Text_20_body"/>
      <text:p text:style-name="P5">Rob will “Leap” up to the next line by pulling down (using their finger on the touchscreen) on the power line they are currently on and use it as a sort of slingshot up to the next line. They must pull down the correct amount or risk undershooting and falling back down, or pulling too hard and snapping the line causing them to fall to their death.</text:p>
      <text:p text:style-name="P5">No matter how far they pull down, Rob will never jump any higher than a single line.</text:p>
      <text:p text:style-name="P5">Rob must also keep an eye on lines beneath them, if they pull their line down and it touches the line below them, they will electrocute himself and die.</text:p>
      <text:p text:style-name="P5">Rob will have obstacle to avoid as they climb the power lines. Exposed wires, bird excrement, and faulty transformers will all be on the lines and in the way of Rob's progress. After reaching a particular height Clouds will begin to obstruct Rob's view, hiding obstacles Rob might hit by accident.</text:p>
      <text:p text:style-name="P2"><text:line-break/><text:line-break/><text:line-break/><text:line-break/><text:line-break/><text:line-break/><text:line-break/><text:line-break/><text:line-break/><text:line-break/><text:line-break/><text:soft-page-break/><text:line-break/><text:line-break/><text:line-break/><text:line-break/><text:line-break/><text:line-break/><text:line-break/><text:line-break/><text:line-break/><text:line-break/><text:line-break/></text:p>
      <text:p text:style-name="P6">2.2 Game Flow</text:p>
      <text:p text:style-name="Text_20_body"/>
      <text:p text:style-name="P17"><text:soft-page-break/><draw:frame draw:style-name="fr1" draw:name="graphics1" text:anchor-type="as-char" svg:width="16.51cm" svg:height="21.378cm" draw:z-index="0"><draw:image xlink:href="https://lh3.googleusercontent.com/qxM9TXQy6F6ep1SUhsUv7AHrbTvWwp6KHcYCD6Onv766ij4OVSFaFQZY-G73lKWqhFFfajkwGJFEtBLfwHnC0czqBlSP-8ScB4mkc-dQzmaUcYqfNlf3WJaXV6ZYZKEOfw" xlink:type="simple" xlink:show="embed" xlink:actuate="onLoad"/><svg:title>FlowChart.jpg</svg:title></draw:frame></text:p>
      <text:p text:style-name="Text_20_body"/>
      <text:p text:style-name="P7">The pace of the game will be relatively quick. Once the game is started Rob shouldn't have difficulty getting started, and the game doesn't end until they choose to quit.</text:p>
      <text:p text:style-name="P7">The movement of the “player” will be smooth, pulling down on the power line can be done at any <text:soft-page-break/>time, and respawning after death will take a very small amount of time (just enough to watch Rob's sprite get fried while an ad displays near the bottom of the screen).</text:p>
      <text:p text:style-name="P7">Once Rob dies he will respawn at the very bottom, a pair of shoes will be left where they died to indicate the highest they've climbed.</text:p>
      <text:p text:style-name="Text_20_body"/>
      <text:p text:style-name="P7">The game should only have two interruptions during play: Death, and the pause menu.</text:p>
      <text:p text:style-name="Text_20_body"/>
      <text:p text:style-name="P7">Pulling down on Rob will change the position of the power line they are currently on to match their position. The power lines are really two vectors that meet in the middle of the screen. When the bottom of Rob rises above a line the vector's position will draw to Rob when they fall back to below the line</text:p>
      <text:p text:style-name="P7">1. Player goes Up, game registers them as Above line</text:p>
      <text:p text:style-name="P7">2. Player falls back Down – Player Stops at new line height.</text:p>
      <text:p text:style-name="P7">3. New positions are assigned to the vectors.</text:p>
      <text:p text:style-name="P7">This will ensure the lines “move” with Rob, making it look like the power lines are “bouncing” with Rob's movements.</text:p>
      <text:p text:style-name="Text_20_body"/>
      <text:p text:style-name="P7">The pause menu will have a single option, “QUIT” which will return them to the main menu, which only has a “START GAME” button.</text:p>
      <text:p text:style-name="P2"><text:line-break/><text:line-break/></text:p>
      <text:p text:style-name="P14">2.3 Game Play Elements</text:p>
      <text:p text:style-name="P24"><text:span text:style-name="T6">-Obstacles</text:span><text:span text:style-name="T7">:</text:span></text:p>
      <text:p text:style-name="P24"><text:span text:style-name="T7">-</text:span><text:span text:style-name="T6">Transformers</text:span><text:span text:style-name="T7">: rest on a power line. They will emit a humming noise when Rob is on a line with one. The hum will get louder every second Rob is on the line. After Ten seconds the transformer will zap the power line, killing Rob if he is on it (Electrocution + Fall = leave shoes on power line). After the zap the transformer's humming volume will reset to it's lowest volume.</text:span></text:p>
      <text:p text:style-name="P4">(The hum can be a ten second sound byte that loops after it ends, and turned off when Rob reaches the next line)</text:p>
      <text:p text:style-name="P4">height: half Rob</text:p>
      <text:p text:style-name="P4">width: equal to player</text:p>
      <text:p text:style-name="Text_20_body"/>
      <text:p text:style-name="P24"><text:span text:style-name="T7">-</text:span><text:span text:style-name="T6">Birds</text:span><text:span text:style-name="T7">: rest on a power line. They will drop projectiles straight below them every 2-3 seconds. If Rob collides with a bird or a projectile Rob will Fall to their death (very similar to Super Mario Bros. 3) and leave their shoes on the line they fell from. In this way less time will need to be spent on animating new sprites.</text:span></text:p>
      <text:p text:style-name="P4">Once a line with birds on it has been reached the birds will take off and fly Up above the screen at a speed of pixels equal to their height every second, and be “spliced” from their array once off screen.</text:p>
      <text:p text:style-name="P4">Bird Height: 1/3 player</text:p>
      <text:p text:style-name="P4">Bird Width: 1/3 player</text:p>
      <text:p text:style-name="P4">Projectile Height: 1/2 player</text:p>
      <text:p text:style-name="P4">Projectile Width: 1/6 player</text:p>
      <text:p text:style-name="Text_20_body"><text:soft-page-break/></text:p>
      <text:p text:style-name="P24"><text:span text:style-name="T7">-</text:span><text:span text:style-name="T6">Exposed Wire</text:span><text:span text:style-name="T7">: rests on a power line. Is clearly distinguishable from the rest of the line. The length of the exposed wire will vary between If Rob walks on the exposed wire, they are killed (electrocuted) and then will fall forever after leaving a pair of shoes on the wire they fall from.</text:span></text:p>
      <text:p text:style-name="P4">Length: ½ Player, Player, 1 ½ Player, 2 Player</text:p>
      <text:p text:style-name="Text_20_body"/>
      <text:p text:style-name="P24"><text:span text:style-name="T7">-</text:span><text:span text:style-name="T6">Clouds</text:span><text:span text:style-name="T7">: move along the x-axis of the screen. They will move in front of power lines obstructing Rob's view. They will hide obstacles, thus making it more difficult for Rob to progress.</text:span></text:p>
      <text:p text:style-name="P4">Clouds will have various transparencies and sizes.</text:p>
      <text:p text:style-name="Text_20_body"/>
      <text:p text:style-name="P24"><text:span text:style-name="T7">-</text:span><text:span text:style-name="T6">The Line below:</text:span><text:span text:style-name="T9"> </text:span><text:span text:style-name="T7">The previous line Rob jumped from (if still visible on screen) is an obstacle. If Rob pulls their power line too far down (and it doesn't snap) it will touch the line below killing Rob (Electrocution + Fall = leave shoes on power line).</text:span></text:p>
      <text:p text:style-name="Text_20_body"/>
      <text:p text:style-name="P18">-Power Ups:</text:p>
      <text:p text:style-name="P24"><text:span text:style-name="T6">-Parasol</text:span><text:span text:style-name="T7">: When used Rob will fall slowly (half the speed of Falling to Death) to the power line below instead of falling to death.</text:span></text:p>
      <text:p text:style-name="Text_20_body"/>
      <text:p text:style-name="P18">-Misc:</text:p>
      <text:p text:style-name="P24"><text:span text:style-name="T7">-</text:span><text:span text:style-name="T6">Jumping Up</text:span><text:span text:style-name="T7">: pulling too hard on the power line will cause it to snap. Rob then falls to their death.</text:span></text:p>
      <text:p text:style-name="Text_20_body"/>
      <text:p text:style-name="P13">2.4 Game Physics and Statistics</text:p>
      <text:p text:style-name="P4">Pulling down on your line and releasing will “launch” Rob Up to the next line.</text:p>
      <text:p text:style-name="P4">For every pixel Rob pulls down, when released Rob will go “up” 3 pixels. (If the numbers/units aren't working use the ratio 1:3).</text:p>
      <text:p text:style-name="Text_20_body"/>
      <text:p text:style-name="P16">“<text:span text:style-name="T10">Points”, Rob's “score” is determined by the number of lines below Rob that they have climbed up.</text:span></text:p>
      <text:p text:style-name="P2"><text:line-break/></text:p>
      <text:p text:style-name="P14">2.5 Artificial Intelligence</text:p>
      <text:p text:style-name="P4">The cat will “Teleport” to the line above before Rob reaches it. A “POOF” will show over the cat, and it will disappear from it's current location.</text:p>
      <text:p text:style-name="Text_20_body"/>
      <text:p text:style-name="P4">The birds will sit and spew projectiles until Rob jumps onto the line they are on. Their projectiles are on a timer (defined above in “Obstacles”) as is the speed at which they flee Rob.</text:p>
      <text:p text:style-name="P2"><text:line-break/></text:p>
      <text:p text:style-name="P14">2.6 Player related Object drop rate:</text:p>
      <text:p text:style-name="P24"><text:span text:style-name="T7">Umbrellas will appear on a line decided by a random number. An umbrella will not spawn if Rob already has one. And one cannot spawn again until Rob has gone up at least ten lines </text:span><text:soft-page-break/><text:span text:style-name="T8">after</text:span><text:span text:style-name="T9"> </text:span><text:span text:style-name="T7">the previous umbrella is passed, or the current one is used.</text:span></text:p>
      <text:p text:style-name="Text_20_body"/>
      <text:p text:style-name="P4">Shoes will drop when Rob dies. They will rest on the line Rob died on indicating Rob's current record to beat.</text:p>
      <text:p text:style-name="Text_20_body"/>
      <text:p text:style-name="P13">2.7 Difficulty and Progression:</text:p>
      <text:p text:style-name="P4">The higher Rob reaches in game the more obstacles will be added to the lines and screen. After exceeding line 21 the difficulty will no longer increase, instead relying on Rob making a mistake for them to die.</text:p>
      <text:p text:style-name="P4">The number of obstacles that can appear on screen at the same time are listed below. The “+” indicates an increase in the number of the type of obstacle listed.</text:p>
      <text:p text:style-name="P4">Therefore At Line 6 where it is listed as +1 bird, this means 4 total birds can be on screen. 3 from the previous “Difficulty” plus one for the new “Difficulty”.</text:p>
      <text:p text:style-name="Text_20_body"/>
      <text:p text:style-name="P4">Under 5 lines:</text:p>
      <text:p text:style-name="P4">+3 Birds</text:p>
      <text:p text:style-name="Text_20_body"/>
      <text:p text:style-name="P4">Line 6:</text:p>
      <text:p text:style-name="P4">+1 bird</text:p>
      <text:p text:style-name="P4">+1 exposed wire</text:p>
      <text:p text:style-name="Text_20_body"/>
      <text:p text:style-name="P4">Line 11</text:p>
      <text:p text:style-name="P4">+1 bird</text:p>
      <text:p text:style-name="P4">+1 Transformer</text:p>
      <text:p text:style-name="P4">+3 clouds</text:p>
      <text:p text:style-name="Text_20_body"/>
      <text:p text:style-name="P4">Line 16</text:p>
      <text:p text:style-name="P4">+1 bird</text:p>
      <text:p text:style-name="P4">+1 exposed wire</text:p>
      <text:p text:style-name="P4">+3 clouds</text:p>
      <text:p text:style-name="Text_20_body"/>
      <text:p text:style-name="P4">Line 21</text:p>
      <text:p text:style-name="P4">+1 bird</text:p>
      <text:p text:style-name="P4">+1 transformer</text:p>
      <text:p text:style-name="Text_20_body"/>
      <text:p text:style-name="P22">3. TECHNICAL SPECIFICATIONS</text:p>
      <text:p text:style-name="P15">Development Platform</text:p>
      <text:p text:style-name="P25">Eclipse Android Development Tools.</text:p>
      <text:p text:style-name="P16">   </text:p>
      <text:p text:style-name="P15">Programming Language</text:p>
      <text:p text:style-name="P25">Java</text:p>
      <text:p text:style-name="Text_20_body"/>
      <text:p text:style-name="P15">Platform and Operating System</text:p>
      <text:p text:style-name="P25"><text:soft-page-break/>Android Tablets/Phones, Versions 4.X.X</text:p>
      <text:p text:style-name="P25">Phones: Samsung Galaxy S5, Google Nexus 5</text:p>
      <text:p text:style-name="P25">Tablet: Google Nexus 7, 10</text:p>
      <text:p text:style-name="Text_20_body"/>
      <text:p text:style-name="P15">Graphics Specifications</text:p>
      <text:p text:style-name="P8">Graphics will be rendered using the native Android drawing API and a canvas element.</text:p>
      <text:p text:style-name="P8">.</text:p>
      <text:p text:style-name="P8">Supported graphic resolutions:</text:p>
      <text:p text:style-name="P8">1080x1920</text:p>
      <text:p text:style-name="P8">720x1280</text:p>
      <text:p text:style-name="P8">800x1280</text:p>
      <text:p text:style-name="P8">Portrait mode only.</text:p>
      <text:p text:style-name="Text_20_body"/>
      <text:p text:style-name="P20">4. ART &amp; ANIMATION</text:p>
      <text:p text:style-name="P15">4.1 Artistic Style</text:p>
      <text:p text:style-name="Text_20_body"/>
      <text:p text:style-name="P8">The artistic style of the game will be hand sketched pencil/pen or crayon art. The art is intended to look as if a young child had drawn the images. Most images will be drawn in black and white, while the background will be colored in crayon style.</text:p>
      <text:p text:style-name="P2"><text:line-break/><text:line-break/><text:line-break/><text:line-break/><text:line-break/><text:line-break/><text:line-break/><text:line-break/></text:p>
      <text:p text:style-name="P9">Concept Art:</text:p>
      <text:p text:style-name="Text_20_body"/>
      <text:p text:style-name="P16"><text:soft-page-break/><draw:frame draw:style-name="fr1" draw:name="graphics2" text:anchor-type="as-char" svg:width="16.51cm" svg:height="21.378cm" draw:z-index="1"><draw:image xlink:href="https://lh4.googleusercontent.com/IrKZz9evc5rxzvcTy7YYOKwltsCpCUBZ2PtORqof1xjz8DhFWqAX0ocjZRKXUpKMGLksb0xM9Mt8evjMUlaBIUO1pbsNwQ9fKoDdliogfkmdYy3l88kvEBK_qz-XC298yw" xlink:type="simple" xlink:show="embed" xlink:actuate="onLoad"/><svg:title>ConceptArt.jpg</svg:title></draw:frame></text:p>
      <text:p text:style-name="Text_20_body"/>
      <text:p text:style-name="P15">4.2 UI objects</text:p>
      <text:p text:style-name="Text_20_body"/>
      <text:p text:style-name="P9">Score text:</text:p>
      <text:p text:style-name="P25"><text:soft-page-break/>The score text will be displayed on the top left corner of the screen. Text size will be roughly 60 pixels in height per digit, with standard character spacing. All digits 0 through 9 will be hand sketched in the same style as other game graphics. The combination of these digits will be used to create the full text of the player’s score.</text:p>
      <text:p text:style-name="Text_20_body"/>
      <text:p text:style-name="P9">Game Screen:</text:p>
      <text:p text:style-name="Text_20_body"/>
      <text:p text:style-name="P25">Right Arrow Image: </text:p>
      <text:p text:style-name="P25">Touching this arrow image will move Rob to the right by 10 pixels.</text:p>
      <text:p text:style-name="Text_20_body"/>
      <text:p text:style-name="P25">Left Arrow Image: </text:p>
      <text:p text:style-name="P25">Touching this arrow image will move Rob to the left by 10 pixels.</text:p>
      <text:p text:style-name="Text_20_body"/>
      <text:p text:style-name="P25">Player Sprite:</text:p>
      <text:p text:style-name="P28">Touching and dragging down on Rob’s image will launch Rob up a distance </text:p>
      <text:p text:style-name="P28">relative to how far down the drag was pulled.</text:p>
      <text:p text:style-name="Text_20_body"/>
      <text:p text:style-name="P29">Leaving the game screen:</text:p>
      <text:p text:style-name="P29">If the (hardware) home button is pressed, the game enters a paused state. The same if the device receives a call or possibly a text. When the game is restored/maximized the game will remain in a paused state while displaying the pause menu. </text:p>
      <text:p text:style-name="Text_20_body"/>
      <text:p text:style-name="P9">Pause Menu:</text:p>
      <text:p text:style-name="Text_20_body"/>
      <text:p text:style-name="P25">Resume: </text:p>
      <text:p text:style-name="P28">Returns the game to “Playing” state on touch.</text:p>
      <text:p text:style-name="Text_20_body"/>
      <text:p text:style-name="P25">Quit: </text:p>
      <text:p text:style-name="P28">Returns player to the main menu on touch.</text:p>
      <text:p text:style-name="Text_20_body"/>
      <text:p text:style-name="P9">Start Menu:</text:p>
      <text:p text:style-name="Text_20_body"/>
      <text:p text:style-name="P8">Start Game:</text:p>
      <text:p text:style-name="P28">Plays the opening animation (This animation is shown while game objects are loaded. </text:p>
      <text:p text:style-name="P28">The game play will not begin until all objects are loaded.), and then starts the game.</text:p>
      <text:p text:style-name="Text_20_body"/>
      <text:p text:style-name="P15">4.3 Animations</text:p>
      <text:p text:style-name="Text_20_body"/>
      <text:p text:style-name="P9">Game Start:</text:p>
      <text:p text:style-name="Text_20_body"/>
      <text:p text:style-name="P8">The game start animation will be a cut scene style animation. During playback of this animation, Rob controls are disabled. The game start animation runs right after launch of the game and before the game title screen. If no selection is made on the title screen after 1 minute, play the start animation again.</text:p>
      <text:p text:style-name="Text_20_body"><text:soft-page-break/></text:p>
      <text:p text:style-name="P8">The animation will show Rob attempting to put his dumb smelly cat into the bath tub. The animation will include a cartoon style thought bubble showing what Rob is thinking. Inside the bubble text could say “Wow this cat stinks! Time for a bath!”.</text:p>
      <text:p text:style-name="Text_20_body"/>
      <text:p text:style-name="P8">As Rob attempts to put the cat into the bathtub, the cat jumps out of Rob’s arms and out the window. Inside Rob’s thought bubble something like the following text will be shown. “Wow what a dumb cat!”</text:p>
      <text:p text:style-name="Text_20_body"/>
      <text:p text:style-name="P8">The screen will fade to black, then fade back in displaying an image of Rob looking out the window. Above Rob on the power line sits the dumb cat. After 5 seconds, the dumb cat meows and ascends to the next power line above and off of the screen.</text:p>
      <text:p text:style-name="Text_20_body"/>
      <text:p text:style-name="P8">Once the cat has gone off screen, Rob’s thought bubble appears with the following text inside: “Dumb cat! I guess I better go save him… again!” The thought bubble is displayed for 5 seconds, then the screen fades to black.</text:p>
      <text:p text:style-name="Text_20_body"/>
      <text:p text:style-name="P8">Once the screen has fully faded to black, wait one second, then the screen fades back in showing the title screen</text:p>
      <text:p text:style-name="P2"><text:line-break/></text:p>
      <text:p text:style-name="P9">Cat ascending:</text:p>
      <text:p text:style-name="Text_20_body"/>
      <text:p text:style-name="P8">The animation of the cat moving higher up the power lines will be a total of 2 frames of animation. The first frame will be an image of the cat sitting on the power line, the second frame will be an image displaying the message “POOF”. The “POOF” message will be enclosed in a comic book style star bubble. (Think old Batman comic books with all the “biff”, “bang”, “boom” type of text bubbles.) The two frames only cycle one time showing both frames only once. Each frame should be visible for 1 second. After both frames have played, the cat will reappear on the power line above Rob.</text:p>
      <text:p text:style-name="Text_20_body"/>
      <text:p text:style-name="P8">This animation will play once Rob reaches the same power line that the cat is currently sitting on. Both images for this animation will be hand sketched and in the same style as the other game graphics.</text:p>
      <text:p text:style-name="P2"><text:line-break/></text:p>
      <text:p text:style-name="P9">Cat sitting on line:</text:p>
      <text:p text:style-name="Text_20_body"/>
      <text:p text:style-name="P8">The animation of the cat sitting on the power line will have a total of 2 animation frames. The first frame will be an image of the cat sitting on the power line with his tail to the right, the second frame image will be the same as the first frame image, but mirrored horizontally. (Tail to the left). Each frame will be shown for 500 milliseconds. Animation will cycle back and forth between both frames in a loop until the cat ascending animation is triggered again.</text:p>
      <text:p text:style-name="Text_20_body"/>
      <text:p text:style-name="P8">Both animation images will be hand sketched in the same style as the other game graphics.</text:p>
      <text:p text:style-name="Text_20_body"/>
      <text:p text:style-name="P9"><text:soft-page-break/>Player left/right movement:</text:p>
      <text:p text:style-name="Text_20_body"/>
      <text:p text:style-name="P8">Rob movement animation will have a total of 3 animation frames. The first frame will be an image of Rob standing straight. The second frame will be the same image as the first frame, but rotated 15 degrees to the left. The third frame again will be the same image as the first frame, but rotated 15 degrees to the right. All three frames will cycle in a loop while Rob is moving. The animation is intended to look very primitive, as if drawn by a young child.</text:p>
      <text:p text:style-name="Text_20_body"/>
      <text:p text:style-name="P8">As with all the other animations, the art style for this animation will be the same as other game graphics.</text:p>
      <text:p text:style-name="Text_20_body"/>
      <text:p text:style-name="P9">Player electrocution:</text:p>
      <text:p text:style-name="Text_20_body"/>
      <text:p text:style-name="P8">Rob electrocution animation will have a total of two animation frames. The first frame will be the standard player standing straight image. The second frame will be the same as the first frame image, but the color will be inverted. (Like a photo negative.)</text:p>
      <text:p text:style-name="Text_20_body"/>
      <text:p text:style-name="P8">The animation frames will play at a speed of one frame per 500 milliseconds, and the frames will loop three times. After the third loop, the animation will stop on the first frame, and Rob will fall down and off the screen at the speed set by our gravity simulation.</text:p>
      <text:p text:style-name="P8">The art style of the animation will be the same as the other game graphics.</text:p>
      <text:p text:style-name="Text_20_body"/>
      <text:p text:style-name="P9">Player gets pooped on:</text:p>
      <text:p text:style-name="Text_20_body"/>
      <text:p text:style-name="P8">Rob getting pooped on animation is very simple. No special animation frames are needed. The animation will simply be Rob falling down and off of the screen at the speed set by our gravity simulation.</text:p>
      <text:p text:style-name="Text_20_body"/>
      <text:p text:style-name="P8">Since the animation does not require any additional images, the art style will be the same as the Rob standing still image. (When standing on a power line.)</text:p>
      <text:p text:style-name="Text_20_body"/>
      <text:p text:style-name="P9">Player collides with bird:</text:p>
      <text:p text:style-name="Text_20_body"/>
      <text:p text:style-name="P8">The animation for player/bird collision does not require any special animation frames. Just like Rob gets pooped on animation, Rob will simply fall down and off of the bottom of the screen.</text:p>
      <text:p text:style-name="Text_20_body"/>
      <text:p text:style-name="P9">Bird flying:</text:p>
      <text:p text:style-name="Text_20_body"/>
      <text:p text:style-name="P8">The animation for birds flying off of the power lines will have 3 animation frames. The first frame will be an image of the bird perched and wings folded against the bird’s body. The second frame will be an image of the bird with wings spread and rotated by 15 degree to the left. The third frame image will also be of the bird with wings spread, but with the image rotated 15 degrees to the right.</text:p>
      <text:p text:style-name="Text_20_body"/>
      <text:p text:style-name="P8"><text:soft-page-break/>The first animation frame will be shown only once, for 500 milliseconds. The second and third frames will loop over and over changing frames every 500 milliseconds until the bird leaves the screen on either the left or the right side of the screen.</text:p>
      <text:p text:style-name="Text_20_body"/>
      <text:p text:style-name="P8">The artistic style of the images for this animation will match the other game graphics. This animation, like Rob movement animation, is intended to look very primitive like a child had drawn the animation.</text:p>
      <text:p text:style-name="P9">Bird pooping:</text:p>
      <text:p text:style-name="P25">The animation of birds pooping will have 2 frames. The first frame will be an image of the bird perched. The second frame will be an image of the bird with wings spread and a “poop” directly below the bird but within the frame. The frames will cycle only once for each time the bird poops.</text:p>
      <text:p text:style-name="Text_20_body"/>
      <text:p text:style-name="P25">The artistic style of this animation will match the style of the other game graphics.</text:p>
      <text:p text:style-name="Text_20_body"/>
      <text:p text:style-name="P9">Poop Falling:</text:p>
      <text:p text:style-name="Text_20_body"/>
      <text:p text:style-name="P8">The animation of the bird poops falling will be very simple. No special animation frames are needed. Just like the animation of Rob falling, the image simply moves downward at the speed set by our gravity simulation until it moves off of the screen.</text:p>
      <text:p text:style-name="Text_20_body"/>
      <text:p text:style-name="P11">4.4 Character Descriptions:</text:p>
      <text:p text:style-name="Text_20_body"/>
      <text:p text:style-name="P10">Player character:</text:p>
      <text:p text:style-name="Text_20_body"/>
      <text:p text:style-name="P26">The player is Rob. He is simply a guy who has a dumb cat. The cat has run up a power pole.</text:p>
      <text:p text:style-name="P8">Rob is then led higher and higher up the power lines in an effort to rescue the cat.</text:p>
      <text:p text:style-name="Text_20_body"/>
      <text:p text:style-name="P9">Dumb cat:</text:p>
      <text:p text:style-name="Text_20_body"/>
      <text:p text:style-name="P25">The dumb cat is the objective of the game. Try to catch the dumb cat who climbed up the power pole.</text:p>
      <text:p text:style-name="Text_20_body"/>
      <text:p text:style-name="P9">Fat pigeons:</text:p>
      <text:p text:style-name="Text_20_body"/>
      <text:p text:style-name="P25">The fat pigeons sit above Rob on the next power line above him. They love nothing more than to turd bomb Rob every chance they get. They are easily scared away if Rob bounces to the same power line.</text:p>
      <text:p text:style-name="Text_20_body"/>
      <text:p text:style-name="P20">5. AUDIO</text:p>
      <text:p text:style-name="P11">Sound Effects</text:p>
      <text:p text:style-name="P29">Scream.</text:p>
      <text:p text:style-name="P29">'My leg' yell.</text:p>
      <text:p text:style-name="P29">Poof</text:p>
      <text:p text:style-name="P29"><text:soft-page-break/>'Coo'. As they are pigeons, they do not chirp. I think.</text:p>
      <text:p text:style-name="P29">Cat's Meow.</text:p>
      <text:p text:style-name="P29">Cat's Purr.</text:p>
      <text:p text:style-name="P29">Cat Angry.</text:p>
      <text:p text:style-name="P29">Boing.</text:p>
      <text:p text:style-name="P29">Electrical Shock.</text:p>
      <text:p text:style-name="P29">Splats</text:p>
      <text:p text:style-name="P29">'fighting' noises</text:p>
      <text:p text:style-name="Text_20_body"/>
      <text:p text:style-name="P11">Environmental Sounds</text:p>
      <text:p text:style-name="P29">A low, windy noise.</text:p>
      <text:p text:style-name="P29">Low, electrical humming.</text:p>
      <text:p text:style-name="P29">Exposed Power Line's Electricity</text:p>
      <text:p text:style-name="Text_20_body"/>
      <text:p text:style-name="P11">Event Sounds</text:p>
      <text:p text:style-name="P25">When the player selects Start Game, a confirmation sound should occur, however it is unclear, at this time, what that sound should be. Maybe a cat’s meow.</text:p>
      <text:p text:style-name="Text_20_body"/>
      <text:p text:style-name="P25">When Rob falls to his doom, he should scream.</text:p>
      <text:p text:style-name="P25">If Rob is hit by bird projectiles, he should groan in disgust, then fall to his doom.</text:p>
      <text:p text:style-name="P25">When Rob steps on exposed wires, the sounds of being electrically shocked, followed by a fall to his doom, should play.</text:p>
      <text:p text:style-name="P25">When Rob is on a power line with a transformer for longer than 10 seconds, the sounds of being electrically shocked, followed by a fall to his doom, should play.</text:p>
      <text:p text:style-name="P25">If Rob has a parasol to slow his descent, he should play a 'phew' noise. Parasol should make a 'fwoop' noise when used, like the sounds of one being opened.</text:p>
      <text:p text:style-name="P25">Should Rob not have a parasol, and his 'doom' is complete, a 'my leg' noise should play.</text:p>
      <text:p text:style-name="Text_20_body"/>
      <text:p text:style-name="P25">Pigeons make 'coo' noises, as they sit along the power lines.</text:p>
      <text:p text:style-name="P25">When pigeons collide with Rob, a more frantic 'coo' noise should play, and fighting noises are heard as they knock Rob off the wires.</text:p>
      <text:p text:style-name="P25">When a bird produces a projectile, a 'spitting' noise should play.</text:p>
      <text:p text:style-name="P25">When bird projectiles hit Rob, a splat should play.</text:p>
      <text:p text:style-name="Text_20_body"/>
      <text:p text:style-name="P25">The Dumb Cat should play a random assortment of calm cat noises, like meow, and purring.</text:p>
      <text:p text:style-name="P25">When the Cat leaps up to the next wires, it should play a poof noise.</text:p>
      <text:p text:style-name="Text_20_body"/>
      <text:p text:style-name="P25">When wires are pulled down, a stretching noise should play.</text:p>
      <text:p text:style-name="P25">When the wires are released, a 'boing' noise should play.</text:p>
      <text:p text:style-name="P25">When the wires snap, play a noise similar to a rubber band breaking, though much louder.</text:p>
      <text:p text:style-name="Text_20_body"/>
      <text:p text:style-name="P25">When on a wire with an electrical transformer, a low hum should play for 10 seconds.</text:p>
      <text:p text:style-name="P25">When the 10 seconds expire, the sounds of being electrically shocked should play.</text:p>
      <text:p text:style-name="Text_20_body"/>
      <text:p text:style-name="P25">If foreground clouds are on, or above Rob's current power line, a low, windy noise should play. <text:soft-page-break/>Reminiscent of the sound heard in Civilization 5 when your camera was amongst the unexplored clouds.</text:p>
      <text:p text:style-name="P25">If the wire Rob is currently on has exposed wires, the sound of sparking electricity should play.</text:p>
      <text:p text:style-name="Text_20_body"/>
      <text:p text:style-name="P11">Music</text:p>
      <text:p text:style-name="P16">   </text:p>
      <text:p text:style-name="P25">Music should remain relatively upbeat throughout the game.</text:p>
      <text:p text:style-name="P16">   </text:p>
      <text:p text:style-name="P27">Main Menu Music</text:p>
      <text:p text:style-name="P25">- Ambient Cityscape.</text:p>
      <text:p text:style-name="Text_20_body"/>
      <text:p text:style-name="P27">Gameplay Music</text:p>
      <text:p text:style-name="P25">- Ambient Cityscape.</text:p>
      <text:p text:style-name="P25">-Piano. Ragtime.</text:p>
      <text:p text:style-name="P2"><text:line-break/></text:p>
      <text:p text:style-name="P23">6. WISHLIST</text:p>
      <text:p text:style-name="P12">2.3 Game Play Elements</text:p>
      <text:p text:style-name="P4">-Obstacles:</text:p>
      <text:p text:style-name="P4">-Wind</text:p>
      <text:p text:style-name="P4">- If we run into issues with too many transparent clouds slowing game performance, we should replace multiple clouds with one large cloud.</text:p>
      <text:p text:style-name="P4">-Power Ups:</text:p>
      <text:p text:style-name="Text_20_body"/>
      <text:p text:style-name="P4">-Audio:</text:p>
      <text:p text:style-name="P29">- if player ever wins(if we don’t make the game infinite) cat purring sound when player catches cat.</text:p>
      <text:p text:style-name="Text_20_body"/>
      <text:p text:style-name="P8">Pause Menu::</text:p>
      <text:p text:style-name="P8">Microtransaction store:: </text:p>
      <text:p text:style-name="P8">Umbrellas (and other such power-ups could be purchased here)</text:p>
      <text:p text:style-name="P8">Items would be displayed as an icon, clicking the icon will complete the purchase</text:p>
      <text:p text:style-name="P8">Alternate Costume: Rob in a Bikini (Nate lols at this idea)</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Mangal1" svg:font-family="Mangal"/>
    <style:font-face style:name="Times New Roman1" svg:font-family="'Times New Roman'"/>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3T15:29:41.61</meta:creation-date>
    <dc:date>2014-06-03T15:34:07.07</dc:date>
    <meta:editing-duration>PT4M25S</meta:editing-duration>
    <meta:editing-cycles>2</meta:editing-cycles>
    <meta:generator>OpenOffice/4.0.1$Win32 OpenOffice.org_project/401m5$Build-9714</meta:generator>
    <meta:document-statistic meta:table-count="0" meta:image-count="2" meta:object-count="0" meta:page-count="15" meta:paragraph-count="250" meta:word-count="3753" meta:character-count="20586"/>
  </office:meta>
</office:document-meta>
</file>